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804d9" officeooo:paragraph-rsid="001804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11211313 <text:s/></text:p>
      <text:p text:style-name="P1"/>
      <text:p text:style-name="P1">1. (5 points) Declare enum Suit</text:p>
      <text:p text:style-name="P1"/>
      <text:p text:style-name="P1">enum Suit : Character {</text:p>
      <text:p text:style-name="P1"><text:s text:c="4"/>case spades = "♠", hearts = "♡", dimonds = "♢", clubs = "♣"</text:p>
      <text:p text:style-name="P1">}</text:p>
      <text:p text:style-name="P1"/>
      <text:p text:style-name="P1">2. (5 points) Declare enum Rank</text:p>
      <text:p text:style-name="P1"/>
      <text:p text:style-name="P1">enum Rank : Int {</text:p>
      <text:p text:style-name="P1"><text:s text:c="4"/>case ace = 1, two, three, four, five, six, seven, eight, nine, ten, jack, queen,</text:p>
      <text:p text:style-name="P1"><text:s text:c="9"/>king</text:p>
      <text:p text:style-name="P1">}</text:p>
      <text:p text:style-name="P1"/>
      <text:p text:style-name="P1">3. (25 points) Declare class Card.</text:p>
      <text:p text:style-name="P1"/>
      <text:p text:style-name="P1">class Card {</text:p>
      <text:p text:style-name="P1"><text:s text:c="4"/>private let rank: Rank</text:p>
      <text:p text:style-name="P1"><text:s text:c="4"/>private let suit: Suit</text:p>
      <text:p text:style-name="P1"><text:s text:c="4"/>init(_ rank: Rank, of suit: Suit){</text:p>
      <text:p text:style-name="P1"><text:s text:c="8"/>self.rank = rank</text:p>
      <text:p text:style-name="P1"><text:s text:c="8"/>self.suit = suit</text:p>
      <text:p text:style-name="P1"><text:s text:c="4"/>}</text:p>
      <text:p text:style-name="P1"><text:s text:c="4"/>func getRank() -&gt; Rank {</text:p>
      <text:p text:style-name="P1"><text:s text:c="8"/>return rank</text:p>
      <text:p text:style-name="P1"><text:s text:c="4"/>}</text:p>
      <text:p text:style-name="P1"><text:s text:c="4"/>func getSuit() -&gt; Suit{</text:p>
      <text:p text:style-name="P1"><text:s text:c="8"/>return suit</text:p>
      <text:p text:style-name="P1"><text:s text:c="4"/>}</text:p>
      <text:p text:style-name="P1"><text:s text:c="4"/>func compareSuit(with otherCard: Card) -&gt; Bool{</text:p>
      <text:p text:style-name="P1"><text:s text:c="8"/>return self.suit == otherCard.suit</text:p>
      <text:p text:style-name="P1"><text:s text:c="4"/>}</text:p>
      <text:p text:style-name="P1"><text:s text:c="4"/>func compareRank(with otherCard: Card) -&gt; Bool{</text:p>
      <text:p text:style-name="P1"><text:s text:c="8"/>return self.rank == otherCard.rank</text:p>
      <text:p text:style-name="P1"><text:s text:c="4"/>}</text:p>
      <text:p text:style-name="P1">}</text:p>
      <text:p text:style-name="P1"/>
      <text:p text:style-name="P1">4. (20 points) Let be a constant that represents an ace of spades. Let be a constant that represents a queen of hearts.</text:p>
      <text:p text:style-name="P1"/>
      <text:p text:style-name="P1">let a = Card(.ace, of: .spades)</text:p>
      <text:p text:style-name="P1">let q = Card(.queen, of: .hearts)</text:p>
      <text:p text:style-name="P1">print(a.getRank(), a.getSuit())</text:p>
      <text:p text:style-name="P1">print(q.getRank(), q.getSuit())</text:p>
      <text:p text:style-name="P1">print(q.getSuit().rawValue, q.getRank().rawValue)</text:p>
      <text:p text:style-name="P1">print(a.compareRank(with: q))</text:p>
      <text:p text:style-name="P1">print(a.compareSuit(with: q))</text:p>
      <text:p text:style-name="P1"/>
      <text:p text:style-name="P1">5. (10 points) Declare two constant lists</text:p>
      <text:p text:style-name="P1"/>
      <text:p text:style-name="P1">let suits = [Suit.spades, Suit.hearts, Suit.dimonds, Suit.clubs]</text:p>
      <text:p text:style-name="P1"><text:soft-page-break/>let ranks = [Rank.ace, Rank.two, Rank.three, Rank.four, Rank.five, Rank.six,</text:p>
      <text:p text:style-name="P1"><text:s text:c="13"/>Rank.seven, Rank.eight, Rank.nine, Rank.ten, Rank.jack, Rank.queen,</text:p>
      <text:p text:style-name="P1"><text:s text:c="13"/>Rank.king]</text:p>
      <text:p text:style-name="P1"/>
      <text:p text:style-name="P1">6. (15 points) Declare a stuct RandomDeckOfCards such that the constant, cards, denotes a list collecting a random shuffle of all cards.</text:p>
      <text:p text:style-name="P1"/>
      <text:p text:style-name="P1">struct RandomDeckOfCards {</text:p>
      <text:p text:style-name="P1"><text:s text:c="4"/>let cards: [Card]</text:p>
      <text:p text:style-name="P1"><text:s text:c="4"/>init(){</text:p>
      <text:p text:style-name="P1"><text:s text:c="8"/>var allCards = [Card]()</text:p>
      <text:p text:style-name="P1"><text:s text:c="8"/>for suit in suits{</text:p>
      <text:p text:style-name="P1"><text:s text:c="12"/>for rank in ranks{</text:p>
      <text:p text:style-name="P1"><text:s text:c="16"/>let card = Card(rank, of: suit)</text:p>
      <text:p text:style-name="P1"><text:s text:c="16"/>allCards.append(card)</text:p>
      <text:p text:style-name="P1"><text:s text:c="12"/>}</text:p>
      <text:p text:style-name="P1"><text:s text:c="8"/>}</text:p>
      <text:p text:style-name="P1"><text:s text:c="8"/>self.cards = allCards.shuffled()</text:p>
      <text:p text:style-name="P1"><text:s text:c="4"/>}</text:p>
      <text:p text:style-name="P1">}</text:p>
      <text:p text:style-name="P1"/>
      <text:p text:style-name="P1">7. (20 points) Declare class GameCards. The constant deck belongs to the class of RandomDeckOfCards. The private var top denotes a pointer to the card for just dealing.</text:p>
      <text:p text:style-name="P1"/>
      <text:p text:style-name="P1">class GameCards {</text:p>
      <text:p text:style-name="P1"><text:s text:c="4"/>let deck : RandomDeckOfCards</text:p>
      <text:p text:style-name="P1"><text:s text:c="4"/>private var top = 0</text:p>
      <text:p text:style-name="P1"><text:s text:c="4"/>init(){</text:p>
      <text:p text:style-name="P1"><text:s text:c="8"/>self.deck = RandomDeckOfCards()</text:p>
      <text:p text:style-name="P1"><text:s text:c="4"/>}</text:p>
      <text:p text:style-name="P1"><text:s text:c="4"/>func remainingNumOfCards() -&gt; Int{</text:p>
      <text:p text:style-name="P1"><text:s text:c="8"/>return 52 - top</text:p>
      <text:p text:style-name="P1"><text:s text:c="4"/>}</text:p>
      <text:p text:style-name="P1"><text:s text:c="4"/>func getFiveCards() -&gt; [Card] {</text:p>
      <text:p text:style-name="P1"><text:s text:c="8"/>let getNum = 5</text:p>
      <text:p text:style-name="P1"><text:s text:c="8"/>var fiveCards = [Card]()</text:p>
      <text:p text:style-name="P1"><text:s text:c="8"/>if self.remainingNumOfCards() &gt;= getNum{</text:p>
      <text:p text:style-name="P1"><text:s text:c="12"/>for i in top...top+getNum-1{</text:p>
      <text:p text:style-name="P1"><text:s text:c="16"/>let card = deck.cards[i]</text:p>
      <text:p text:style-name="P1"><text:s text:c="16"/>fiveCards.append(card)</text:p>
      <text:p text:style-name="P1"><text:s text:c="12"/>}</text:p>
      <text:p text:style-name="P1"><text:s text:c="12"/>top += getNum</text:p>
      <text:p text:style-name="P1"><text:s text:c="8"/>}</text:p>
      <text:p text:style-name="P1"><text:s text:c="8"/>return fiveCards</text:p>
      <text:p text:style-name="P1"><text:s text:c="4"/>}</text:p>
      <text:p text:style-name="P1">}</text:p>
      <text:p text:style-name="P1"/>
      <text:p text:style-name="P1">8. (95 points) Declare struct Hand.</text:p>
      <text:p text:style-name="P1"/>
      <text:p text:style-name="P1">struct Hand {</text:p>
      <text:p text:style-name="P1"><text:s text:c="4"/>let fiveCards : [Card]</text:p>
      <text:p text:style-name="P1"><text:s text:c="4"/>init(from game: GameCards){</text:p>
      <text:p text:style-name="P1"><text:soft-page-break/><text:s text:c="8"/>self.fiveCards = game.getFiveCards()</text:p>
      <text:p text:style-name="P1"><text:s text:c="4"/>}</text:p>
      <text:p text:style-name="P1"><text:s text:c="4"/>func flush() -&gt; Bool{</text:p>
      <text:p text:style-name="P1"><text:s text:c="8"/>var setSuit = Set&lt;Suit&gt;()</text:p>
      <text:p text:style-name="P1"><text:s text:c="8"/>for card in fiveCards {</text:p>
      <text:p text:style-name="P1"><text:s text:c="12"/>let suit = card.getSuit()</text:p>
      <text:p text:style-name="P1"><text:s text:c="12"/>setSuit.insert(suit)</text:p>
      <text:p text:style-name="P1"><text:s text:c="8"/>}</text:p>
      <text:p text:style-name="P1"><text:s text:c="8"/>return setSuit.count == 1</text:p>
      <text:p text:style-name="P1"><text:s text:c="4"/>}</text:p>
      <text:p text:style-name="P1"><text:s text:c="4"/>func straight() -&gt; Bool{</text:p>
      <text:p text:style-name="P1"><text:s text:c="8"/>var fiveRank = [Int]()</text:p>
      <text:p text:style-name="P1"><text:s text:c="8"/>for card in fiveCards {</text:p>
      <text:p text:style-name="P1"><text:s text:c="12"/>let r = card.getRank().rawValue</text:p>
      <text:p text:style-name="P1"><text:s text:c="12"/>fiveRank.append(r)</text:p>
      <text:p text:style-name="P1"><text:s text:c="8"/>}</text:p>
      <text:p text:style-name="P1"><text:s text:c="8"/>fiveRank.sort()</text:p>
      <text:p text:style-name="P1"><text:s text:c="8"/>if fiveRank[0] == 1 &amp;&amp; fiveRank[1] == 10 &amp;&amp;</text:p>
      <text:p text:style-name="P1"><text:s text:c="12"/>fiveRank[2] == 11 &amp;&amp; fiveRank[3] == 12 &amp;&amp; fiveRank[4] == 13 {</text:p>
      <text:p text:style-name="P1"><text:s text:c="12"/>return true</text:p>
      <text:p text:style-name="P1"><text:s text:c="8"/>}</text:p>
      <text:p text:style-name="P1"><text:s text:c="8"/>for i in 0...fiveRank.count-2{</text:p>
      <text:p text:style-name="P1"><text:s text:c="12"/>let d = fiveRank[i+1] - fiveRank[i]</text:p>
      <text:p text:style-name="P1"><text:s text:c="12"/>if d != 1{</text:p>
      <text:p text:style-name="P1"><text:s text:c="16"/>return false</text:p>
      <text:p text:style-name="P1"><text:s text:c="12"/>}</text:p>
      <text:p text:style-name="P1"><text:s text:c="8"/>}</text:p>
      <text:p text:style-name="P1"><text:s text:c="8"/>return true</text:p>
      <text:p text:style-name="P1"><text:s text:c="4"/>}</text:p>
      <text:p text:style-name="P1"><text:s text:c="4"/>func straightFlush()-&gt; Bool {</text:p>
      <text:p text:style-name="P1"><text:s text:c="8"/>return self.straight() &amp;&amp; self.flush()</text:p>
      <text:p text:style-name="P1"><text:s text:c="4"/>}</text:p>
      <text:p text:style-name="P1"><text:s text:c="4"/>func onePair() -&gt; Bool {</text:p>
      <text:p text:style-name="P1"><text:s text:c="8"/>var setRank = Set&lt;Rank&gt;()</text:p>
      <text:p text:style-name="P1"><text:s text:c="8"/>for card in fiveCards {</text:p>
      <text:p text:style-name="P1"><text:s text:c="12"/>let rank = card.getRank()</text:p>
      <text:p text:style-name="P1"><text:s text:c="12"/>setRank.insert(rank)</text:p>
      <text:p text:style-name="P1"><text:s text:c="8"/>}</text:p>
      <text:p text:style-name="P1"><text:s text:c="8"/>return setRank.count == 4</text:p>
      <text:p text:style-name="P1"><text:s text:c="4"/>}</text:p>
      <text:p text:style-name="P1"><text:s text:c="4"/>func separate() -&gt; Bool {</text:p>
      <text:p text:style-name="P1"><text:s text:c="8"/>var setRank = Set&lt;Rank&gt;()</text:p>
      <text:p text:style-name="P1"><text:s text:c="8"/>for card in fiveCards {</text:p>
      <text:p text:style-name="P1"><text:s text:c="12"/>setRank.insert(card.getRank())</text:p>
      <text:p text:style-name="P1"><text:s text:c="8"/>}</text:p>
      <text:p text:style-name="P1"><text:s text:c="8"/>return setRank.count == 5</text:p>
      <text:p text:style-name="P1"><text:s text:c="4"/>}</text:p>
      <text:p text:style-name="P1"><text:s text:c="4"/>func threeOfaKind() -&gt; Bool {</text:p>
      <text:p text:style-name="P1"><text:s text:c="8"/>var setRank = Set&lt;Rank&gt;() <text:s/></text:p>
      <text:p text:style-name="P1"><text:s text:c="8"/>var set2Rank = Set&lt;Rank&gt;()</text:p>
      <text:p text:style-name="P1"><text:s text:c="8"/>for card in fiveCards {</text:p>
      <text:p text:style-name="P1"><text:s text:c="8"/>let rank = card.getRank()</text:p>
      <text:p text:style-name="P1"><text:soft-page-break/><text:s text:c="12"/>if setRank.contains(rank) {</text:p>
      <text:p text:style-name="P1"><text:s text:c="16"/>set2Rank.insert(rank) </text:p>
      <text:p text:style-name="P1"><text:s text:c="12"/>} else {</text:p>
      <text:p text:style-name="P1"><text:s text:c="16"/>setRank.insert(rank) <text:s text:c="2"/></text:p>
      <text:p text:style-name="P1"><text:s text:c="8"/>}</text:p>
      <text:p text:style-name="P1"><text:s text:c="8"/>}</text:p>
      <text:p text:style-name="P1"><text:s text:c="8"/>if setRank.count == 4 &amp;&amp; set2Rank.count == 1 {</text:p>
      <text:p text:style-name="P1"><text:s text:c="12"/>return true</text:p>
      <text:p text:style-name="P1"><text:s text:c="8"/>}</text:p>
      <text:p text:style-name="P1"><text:s text:c="8"/>return false</text:p>
      <text:p text:style-name="P1"><text:s text:c="4"/>}</text:p>
      <text:p text:style-name="P1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6:55:10.645855089</meta:creation-date>
    <dc:date>2025-05-07T07:58:07.839016466</dc:date>
    <meta:editing-duration>PT34M38S</meta:editing-duration>
    <meta:editing-cycles>1</meta:editing-cycles>
    <meta:document-statistic meta:table-count="0" meta:image-count="0" meta:object-count="0" meta:page-count="4" meta:paragraph-count="149" meta:word-count="553" meta:character-count="4322" meta:non-whitespace-character-count="2971"/>
    <meta:generator>LibreOffice/24.8.6.2$Linux_X86_64 LibreOffice_project/d50be90c1d90f0f90a5235ffcbbafbbfa38a83c2</meta:generator>
  </office:meta>
</office:document-meta>
</file>